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2e913b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4pt" fo:font-style="normal" style:text-underline-style="none" fo:font-weight="normal" fo:background-color="#ffffff" style:font-name-asian="Liberation Serif1" style:font-size-asian="4pt" style:font-style-asian="normal" style:font-weight-asian="normal" style:font-name-complex="Liberation Serif1" style:font-size-complex="4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3pt" fo:font-style="normal" style:text-underline-style="none" fo:font-weight="bold" fo:background-color="#ffffff" style:font-name-asian="Liberation Serif1" style:font-size-asian="3pt" style:font-style-asian="normal" style:font-weight-asian="bold" style:font-name-complex="Liberation Serif1" style:font-size-complex="3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#ffffff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paragraph-rsid="004701dd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de8e" fo:background-color="#ffffff" style:font-name-asian="Liberation Serif1" style:font-size-asian="10.5pt" style:font-style-asian="normal" style:font-weight-asian="normal" style:font-name-complex="Liberation Serif1" style:font-size-complex="12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4f1ea" fo:background-color="#ffffff" style:font-name-asian="Liberation Serif1" style:font-size-asian="10.5pt" style:font-style-asian="normal" style:font-weight-asian="normal" style:font-name-complex="Liberation Serif1" style:font-size-complex="12pt" style:font-weight-complex="normal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0.5pt" style:font-style-asian="normal" style:font-weight-asian="normal" style:font-name-complex="Liberation Serif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528d7" fo:background-color="#ffffff" style:font-name-asian="Liberation Serif1" style:font-size-asian="10.5pt" style:font-style-asian="normal" style:font-weight-asian="normal" style:font-name-complex="Liberation Serif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13fb7" officeooo:paragraph-rsid="00213fb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21173" officeooo:paragraph-rsid="004528d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paragraph-rsid="00424e0e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paragraph-rsid="00424e0e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499cm" loext:contextual-spacing="false" fo:line-height="100%" fo:text-align="start" style:justify-single-word="false" fo:keep-together="auto" fo:orphans="2" fo:widows="2" fo:text-indent="0cm" style:auto-text-indent="false" fo:background-color="#ffffff" fo:padding="0cm" fo:border-left="none" fo:border-right="none" fo:border-top="none" fo:border-bottom="0.51pt solid #808080" fo:keep-with-next="auto"/>
      <style:text-properties fo:font-variant="normal" fo:text-transform="none" fo:color="#000000" style:text-line-through-style="none" style:text-line-through-type="none" style:text-position="0% 100%" style:font-name="Liberation Serif" fo:font-size="6pt" fo:font-style="normal" style:text-underline-style="none" fo:font-weight="normal" fo:background-color="#ffffff" style:font-name-asian="Liberation Serif1" style:font-size-asian="6pt" style:font-style-asian="normal" style:font-weight-asian="normal" style:font-name-complex="Liberation Serif1" style:font-size-complex="6pt"/>
    </style:style>
    <style:style style:name="P20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1228ad"/>
    </style:style>
    <style:style style:name="P22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701dd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1228ad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4701dd" fo:background-color="#ffffff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26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fo:background-color="#ffffff" style:font-name-asian="Liberation Serif1" style:font-size-asian="12pt" style:font-style-asian="italic" style:font-weight-asian="normal" style:font-name-complex="Liberation Serif1" style:font-size-complex="12pt"/>
    </style:style>
    <style:style style:name="P27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1c1c1c" style:text-line-through-style="none" style:text-line-through-type="none" style:text-position="0% 100%" style:font-name="Liberation Serif" fo:font-size="12pt" fo:font-style="italic" style:text-underline-style="none" fo:font-weight="normal" officeooo:paragraph-rsid="004701dd" fo:background-color="#ffffff" style:font-name-asian="Liberation Serif1" style:font-size-asian="12pt" style:font-style-asian="italic" style:font-weight-asian="normal" style:font-name-complex="Liberation Serif1" style:font-size-complex="12pt"/>
    </style:style>
    <style:style style:name="P29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d37c" officeooo:paragraph-rsid="001c05fd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239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239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258306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58306" officeooo:paragraph-rsid="00258306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36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2391b5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37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258306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38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24e0e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39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1c1c1c" style:text-line-through-style="none" style:text-line-through-type="none" style:text-position="0% 100%" style:font-name="Liberation Serif" fo:font-size="12pt" fo:font-style="normal" style:text-underline-style="none" fo:font-weight="bold" officeooo:rsid="001ede3c" officeooo:paragraph-rsid="004701dd" fo:background-color="#ffffff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40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239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none" fo:font-weight="bold" fo:background-color="#ffffff" style:font-name-asian="Liberation Serif1" style:font-size-asian="16pt" style:font-style-asian="normal" style:font-weight-asian="bold" style:font-name-complex="Liberation Serif1" style:font-size-complex="16pt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0dde8e" officeooo:paragraph-rsid="004528d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44" style:family="paragraph" style:parent-style-name="Standard" style:list-style-name="L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13fb7" officeooo:paragraph-rsid="00213fb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45" style:family="paragraph" style:parent-style-name="Standard" style:list-style-name="L1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13fb7" officeooo:paragraph-rsid="004528d7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46" style:family="paragraph" style:parent-style-name="Standard" style:list-style-name="L1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b899" officeooo:paragraph-rsid="004528d7" fo:background-color="#ffffff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47" style:family="paragraph" style:parent-style-name="Standard" style:list-style-name="L1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21173" officeooo:paragraph-rsid="004528d7" fo:background-color="#ffffff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48" style:family="paragraph" style:parent-style-name="Standard" style:list-style-name="L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13fb7" officeooo:paragraph-rsid="00213fb7" fo:background-color="#ffffff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49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1c1c1c" style:text-line-through-style="none" style:text-line-through-type="none" style:text-position="0% 100%" style:font-name="Liberation Serif" fo:font-size="12pt" fo:font-style="italic" style:text-underline-style="none" fo:font-weight="normal" officeooo:rsid="0014f1ea" officeooo:paragraph-rsid="004701dd" fo:background-color="#ffffff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de8e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4ad01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0dde8e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30d0cf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1228ad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42d5d4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fo:font-variant="normal" fo:text-transform="none" fo:color="#666666" style:text-line-through-style="none" style:text-line-through-type="none" style:text-position="super 58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color="#666666"/>
    </style:style>
    <style:style style:name="T12" style:family="text">
      <style:text-properties fo:color="#666666" officeooo:rsid="001228ad"/>
    </style:style>
    <style:style style:name="T13" style:family="text">
      <style:text-properties fo:color="#666666" officeooo:rsid="00258306"/>
    </style:style>
    <style:style style:name="T14" style:family="text">
      <style:text-properties fo:color="#666666" officeooo:rsid="0027999a"/>
    </style:style>
    <style:style style:name="T15" style:family="text">
      <style:text-properties officeooo:rsid="00139477"/>
    </style:style>
    <style:style style:name="T16" style:family="text">
      <style:text-properties officeooo:rsid="0014f1ea"/>
    </style:style>
    <style:style style:name="T17" style:family="text">
      <style:text-properties fo:font-size="13pt" fo:font-weight="bold" officeooo:rsid="0014f1ea" style:font-size-asian="13pt" style:font-weight-asian="bold" style:font-size-complex="13pt" style:font-weight-complex="bold"/>
    </style:style>
    <style:style style:name="T18" style:family="text">
      <style:text-properties fo:font-size="14pt" fo:font-weight="bold" officeooo:rsid="0014f1ea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0dde8e" style:font-size-asian="14pt" style:font-weight-asian="bold" style:font-size-complex="14pt" style:font-weight-complex="bold"/>
    </style:style>
    <style:style style:name="T20" style:family="text">
      <style:text-properties officeooo:rsid="001ae88b"/>
    </style:style>
    <style:style style:name="T21" style:family="text">
      <style:text-properties officeooo:rsid="000dde8e" style:font-weight-complex="normal"/>
    </style:style>
    <style:style style:name="T22" style:family="text">
      <style:text-properties officeooo:rsid="0014f1ea" style:font-weight-complex="normal"/>
    </style:style>
    <style:style style:name="T23" style:family="text">
      <style:text-properties officeooo:rsid="00321700" style:font-weight-complex="normal"/>
    </style:style>
    <style:style style:name="T24" style:family="text">
      <style:text-properties officeooo:rsid="0032f7a2" style:font-weight-complex="normal"/>
    </style:style>
    <style:style style:name="T25" style:family="text">
      <style:text-properties officeooo:rsid="002e913b" style:font-weight-complex="normal"/>
    </style:style>
    <style:style style:name="T26" style:family="text">
      <style:text-properties officeooo:rsid="004528d7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247ab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24e0e" style:font-size-asian="12pt" style:font-weight-asian="normal" style:font-size-complex="12pt"/>
    </style:style>
    <style:style style:name="T30" style:family="text">
      <style:text-properties style:font-weight-complex="bold"/>
    </style:style>
    <style:style style:name="T31" style:family="text">
      <style:text-properties officeooo:rsid="002898c7"/>
    </style:style>
    <style:style style:name="T32" style:family="text">
      <style:text-properties officeooo:rsid="00475f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ANAV BHARDWAJ</text:p>
      <text:p text:style-name="P3"/>
      <text:p text:style-name="P6">pranav<text:span text:style-name="T15">bhardwaj</text:span>1999@gmail.com</text:p>
      <text:p text:style-name="P4"/>
      <text:p text:style-name="P6">+91 8506077664</text:p>
      <text:p text:style-name="P4"/>
      <text:p text:style-name="P6">New Delhi</text:p>
      <text:p text:style-name="P19"/>
      <text:p text:style-name="P7">OBJECTIVE</text:p>
      <text:p text:style-name="P29">To work in the company with the positive atmosphere which will inspire me to enhance my skills.</text:p>
      <text:p text:style-name="P5"/>
      <text:p text:style-name="P7">EDUCATION</text:p>
      <text:p text:style-name="P22">Bachelor of Computer Applications (BCA), Information Technology</text:p>
      <text:p text:style-name="P22">(2016 – 2019)</text:p>
      <text:p text:style-name="P27">Maharaja Surajmal Institute, <text:span text:style-name="T32">New Delhi</text:span></text:p>
      <text:p text:style-name="P22"/>
      <text:p text:style-name="P22">XII (Senior Secondary), Science</text:p>
      <text:p text:style-name="P27">Year of Completion: 2016</text:p>
      <text:p text:style-name="P20"><text:span text:style-name="T7">CBSE Board (Kendriya </text:span><text:span text:style-name="T11">Vidyalaya</text:span><text:span text:style-name="T7">, Tagore Garden, New Delhi)</text:span></text:p>
      <text:p text:style-name="P22"/>
      <text:p text:style-name="P22">X (Secondary)</text:p>
      <text:p text:style-name="P27">Year of Completion: 2014</text:p>
      <text:p text:style-name="P20"><text:span text:style-name="T7">CBSE Board (Kendriya </text:span><text:span text:style-name="T11">Vidyalaya</text:span><text:span text:style-name="T7">, Tagore Garden, New Delhi)</text:span></text:p>
      <text:p text:style-name="P22"/>
      <text:p text:style-name="P8">WORK SAMPLES</text:p>
      <text:p text:style-name="P25">GitHub Profile:</text:p>
      <text:p text:style-name="P28">https://github.com/Pranav1999</text:p>
      <text:p text:style-name="P39">Portfolio Website:</text:p>
      <text:p text:style-name="P49">http://pranavbhardwaj.tk</text:p>
      <text:p text:style-name="P23"/>
      <text:p text:style-name="P7">TRAININGS</text:p>
      <text:p text:style-name="P22">Data Mining</text:p>
      <text:p text:style-name="P27">NPTEL (Online)</text:p>
      <text:p text:style-name="P27">Feb. 2018 – Apr. 2018</text:p>
      <text:p text:style-name="P27">Training included concepts used in both Data mining and Machine learning.</text:p>
      <text:p text:style-name="P22"/>
      <text:p text:style-name="P22">Android Application Development</text:p>
      <text:p text:style-name="P27">Cetpa Infotech Noida</text:p>
      <text:p text:style-name="P27">Jun. 2017 – Jul. 2017</text:p>
      <text:p text:style-name="P33"/>
      <text:p text:style-name="P7">PROJECTS</text:p>
      <text:p text:style-name="P17"><text:tab/><text:tab/><text:tab/><text:span text:style-name="T29">Poshan</text:span></text:p>
      <text:p text:style-name="P38">https://github.com/Pranav1999/SIHtry1</text:p>
      <text:p text:style-name="P18"><text:tab/><text:tab/><text:tab/>Poshan is a mobile application developed as a step towards helping the <text:tab/><text:tab/><text:tab/><text:tab/>malnourished children of today to become the healthy youth of tomorrow.</text:p>
      <text:p text:style-name="P16"><text:tab/><text:tab/><text:tab/></text:p>
      <text:p text:style-name="P24">EphialtesOfTrachis</text:p>
      <text:p text:style-name="P35">https://github.com/Pranav1999/EphialtesOfTrachis</text:p>
      <text:p text:style-name="P21"><text:span text:style-name="T7">Minor Project for 5</text:span><text:span text:style-name="T10">th</text:span><text:span text:style-name="T7"> semester. </text:span><text:span text:style-name="T8">This </text:span><text:span text:style-name="T9">C++</text:span><text:span text:style-name="T8"> program hides itself in the subject’s PC (Windows OS), and silently records all keyboard and mouse operations.</text:span></text:p>
      <text:p text:style-name="P22"/>
      <text:p text:style-name="P33"/>
      <text:p text:style-name="P30"><text:soft-page-break/>Amazon Price Traqueur</text:p>
      <text:p text:style-name="P36">https://github.com/Pranav1999/AmazonPriceTraqueur</text:p>
      <text:p text:style-name="P31"><text:span text:style-name="T14">This</text:span><text:span text:style-name="T12"> is a python application that tracks prices of products for you and sends you email whenever price of your favorite product drops below a threshold.</text:span></text:p>
      <text:p text:style-name="P41"/>
      <text:p text:style-name="P34">InSeLoMed</text:p>
      <text:p text:style-name="P37">https://github.com/Pranav1999/InSeLoMed</text:p>
      <text:p text:style-name="P32"><text:span text:style-name="T12">This </text:span><text:span text:style-name="T14">a</text:span><text:span text:style-name="T12">pplication helps the user to find an alternative medicine for a particular medicine at different locations of India. </text:span><text:span text:style-name="T13">It also</text:span><text:span text:style-name="T12"> provides the list of reactive medicine for the searched medicine, </text:span><text:span text:style-name="T13">and</text:span><text:span text:style-name="T12"> provides you the location of nearby pharmacy wherever you will get the required medicine near you.</text:span><text:span text:style-name="T11"> </text:span></text:p>
      <text:p text:style-name="P33"/>
      <text:p text:style-name="P22">Password Locker</text:p>
      <text:p text:style-name="P26">https://github.com/Pranav1999/battery_notifier</text:p>
      <text:p text:style-name="P27">Password locker is a command line application that stores your password in encrypted form.</text:p>
      <text:p text:style-name="P40"/>
      <text:p text:style-name="P22">MarkDown Helper Tool</text:p>
      <text:p text:style-name="P26">https://github.com/Pranav1999/markdown-helper-tool</text:p>
      <text:p text:style-name="P27">Markdown Helper Tool is a web app which provides the functionality of creating markdowns for your github project<text:span text:style-name="T20">s</text:span>.</text:p>
      <text:p text:style-name="P22"/>
      <text:p text:style-name="P1"><text:span text:style-name="T5">TECHNICAL </text:span><text:span text:style-name="T4">SKILLS</text:span></text:p>
      <text:p text:style-name="P9"><text:span text:style-name="T4"><text:tab/><text:tab/><text:tab/></text:span><text:span text:style-name="T5">Languages/</text:span><text:span text:style-name="T6">Frameworks</text:span><text:span text:style-name="T5">:</text:span></text:p>
      <text:p text:style-name="P2"><text:span text:style-name="T1"><text:tab/><text:tab/><text:tab/><text:tab/>C++, C, </text:span><text:span text:style-name="T3">Core</text:span><text:span text:style-name="T1"> Java, </text:span><text:span text:style-name="T2">Python, HTML, CSS, Javascript, Selenium</text:span></text:p>
      <text:p text:style-name="P10"><text:tab/><text:tab/><text:tab/><text:span text:style-name="T18">Tools</text:span><text:span text:style-name="T17">:</text:span></text:p>
      <text:p text:style-name="P12"><text:span text:style-name="T21"><text:tab/><text:tab/><text:tab/><text:tab/></text:span><text:span text:style-name="T26">Android Studio, </text:span><text:span text:style-name="T22">Git/Github/Gitlab, </text:span><text:span text:style-name="T23">Brackets, CodeBlocks, Pycharm,<text:tab/><text:tab/><text:tab/><text:tab/></text:span><text:span text:style-name="T24">Jupyter Notebook</text:span></text:p>
      <text:p text:style-name="P43"><text:tab/><text:tab/><text:tab/>Operating Systems:</text:p>
      <text:p text:style-name="P13"><text:span text:style-name="T19"><text:tab/><text:tab/><text:tab/><text:tab/></text:span><text:span text:style-name="T21">Window</text:span><text:span text:style-name="T25">s, </text:span><text:span text:style-name="T21">Linux</text:span></text:p>
      <text:p text:style-name="P11"/>
      <text:p text:style-name="P15">ACHIEVEMENTS</text:p>
      <text:list xml:id="list330484285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Participated as a team leader for finalist team “Cosmonauts” in Smart India <text:tab/><text:tab/>Hackathon.</text:p>
                        </text:list-item>
                        <text:list-item>
                          <text:p text:style-name="P47">Participated in CyberCup hackathon organised by Amity University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T30"><text:tab/><text:tab/></text:span><text:span text:style-name="T28">Participated in Android Apps Development organised by Robosapiens <text:tab/><text:tab/><text:tab/><text:tab/><text:tab/>Technologies in association with Tryst-2017.</text:span></text:p>
        </text:list-item>
      </text:list>
      <text:p text:style-name="P11"/>
      <text:p text:style-name="P14"><text:span text:style-name="T16">I</text:span>NTERESTS AND HOBBIES</text:p>
      <text:list xml:id="list3737896346" text:style-name="L2">
        <text:list-item>
          <text:p text:style-name="P44"><text:tab/><text:tab/><text:span text:style-name="T27">Curiosity to learn about different things</text:span></text:p>
        </text:list-item>
        <text:list-item>
          <text:p text:style-name="P48"><text:tab/><text:tab/>Traveling</text:p>
        </text:list-item>
        <text:list-item>
          <text:p text:style-name="P48"><text:tab/><text:tab/><text:span text:style-name="T31">Cycl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8:35:53.839553748</dc:date>
    <meta:editing-duration>PT3H10M18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56" meta:character-count="2736" meta:non-whitespace-character-count="2393"/>
  </office:meta>
</office:document-meta>
</file>